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bold"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bold"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bold"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bold"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bold"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bold"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bold"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bold"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bold"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bold"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1" style:family="text">
      <style:text-properties fo:font-size="12.00pt" fo:font-weight="bold"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6" style:family="text">
      <style:text-properties fo:font-size="12.00pt" fo:font-weight="bold"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bold"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2.00pt" fo:font-weight="bold"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bold"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bold"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bold"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bold"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bold"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bold"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bold"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bold"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2.00pt" fo:font-weight="bold" fo:font-family="Calibri" style:font-family-asian="Calibri" style:font-family-complex="Calibri" fo:background-color="transparent" style:use-window-font-color="true"/>
    </style:style>
    <style:style style:name="T126" style:family="text">
      <style:text-properties fo:font-size="12.00pt" fo:font-weight="normal" fo:font-family="Calibri" style:font-family-asian="Calibri" style:font-family-complex="Calibri" fo:background-color="transparent" style:use-window-font-color="true"/>
    </style:style>
    <style:style style:name="T127" style:family="text">
      <style:text-properties fo:font-size="12.00pt" fo:font-weight="bold" fo:font-family="Calibri" style:font-family-asian="Calibri" style:font-family-complex="Calibri" fo:background-color="transparent" style:use-window-font-color="true"/>
    </style:style>
    <style:style style:name="T128" style:family="text">
      <style:text-properties fo:font-size="12.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fo:margin-bottom="10.00pt"/>
    </style:style>
    <text:list-style style:name="L13">
      <text:list-level-style-number text:level="1" style:num-suffix="." style:num-format="1">
        <style:list-level-properties text:space-before="18.00pt" text:min-label-width="18.00pt"/>
      </text:list-level-style-number>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bottom="10.00pt"/>
    </style:style>
    <text:list-style style:name="L30">
      <text:list-level-style-number text:level="1" style:num-suffix="." style:num-format="1">
        <style:list-level-properties text:space-before="18.00pt" text:min-label-width="18.00pt"/>
      </text:list-level-style-number>
    </text:list-style>
    <style:style style:name="P30" style:family="paragraph">
      <style:paragraph-properties fo:line-height="115.00%" fo:text-align="left" fo:margin-bottom="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fo:margin-bottom="10.00pt"/>
    </style:style>
    <text:list-style style:name="L34">
      <text:list-level-style-number text:level="1" style:num-suffix="." style:num-format="1">
        <style:list-level-properties text:space-before="18.00pt" text:min-label-width="18.00pt"/>
      </text:list-level-style-number>
    </text:list-style>
    <style:style style:name="P34" style:family="paragraph">
      <style:paragraph-properties fo:line-height="115.00%" fo:text-align="left"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left" fo:margin-bottom="10.00pt"/>
    </style:style>
    <style:style style:name="P37" style:family="paragraph">
      <style:paragraph-properties fo:line-height="115.00%" fo:text-align="left" fo:margin-bottom="10.00p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15.00%" fo:text-align="left" fo:margin-bottom="10.00pt"/>
    </style:style>
    <text:list-style style:name="L41">
      <text:list-level-style-number text:level="1" style:num-suffix="." style:num-format="1">
        <style:list-level-properties text:space-before="18.00pt" text:min-label-width="18.00pt"/>
      </text:list-level-style-number>
    </text:list-style>
    <style:style style:name="P41" style:family="paragraph">
      <style:paragraph-properties fo:line-height="115.00%" fo:text-align="left" fo:margin-bottom="10.00p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15.00%" fo:text-align="left" fo:margin-bottom="10.00pt"/>
    </style:style>
    <text:list-style style:name="L43">
      <text:list-level-style-number text:level="1" style:num-suffix="." style:num-format="1">
        <style:list-level-properties text:space-before="18.00pt" text:min-label-width="18.00pt"/>
      </text:list-level-style-number>
    </text:list-style>
    <style:style style:name="P43" style:family="paragraph">
      <style:paragraph-properties fo:line-height="115.00%" fo:text-align="lef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15.00%" fo:text-align="left" fo:margin-bottom="10.00pt"/>
    </style:style>
    <text:list-style style:name="L46">
      <text:list-level-style-number text:level="1" style:num-suffix="." style:num-format="1">
        <style:list-level-properties text:space-before="36.00pt" text:min-label-width="18.00pt"/>
      </text:list-level-style-number>
    </text:list-style>
    <style:style style:name="P46" style:family="paragraph">
      <style:paragraph-properties fo:line-height="115.00%" fo:text-align="left" fo:margin-left="18.00pt" fo:text-indent="0.00pt" fo:margin-bottom="10.00p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15.00%" fo:text-align="left" fo:margin-bottom="10.00pt"/>
    </style:style>
    <text:list-style style:name="L48">
      <text:list-level-style-number text:level="1" style:num-suffix="." style:num-format="1">
        <style:list-level-properties text:space-before="18.00pt" text:min-label-width="18.00pt"/>
      </text:list-level-style-number>
    </text:list-style>
    <style:style style:name="P48" style:family="paragraph">
      <style:paragraph-properties fo:line-height="115.00%" fo:text-align="lef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15.00%" fo:text-align="left" fo:margin-bottom="10.00pt"/>
    </style:style>
    <text:list-style style:name="L51">
      <text:list-level-style-number text:level="1" style:num-suffix="." style:num-format="1">
        <style:list-level-properties text:space-before="36.00pt" text:min-label-width="18.00pt"/>
      </text:list-level-style-number>
    </text:list-style>
    <style:style style:name="P51" style:family="paragraph">
      <style:paragraph-properties fo:line-height="115.00%" fo:text-align="left" fo:margin-left="18.00pt" fo:text-indent="0.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18.00pt" text:min-label-width="18.00pt"/>
        <style:text-properties fo:font-family="Symbol"/>
      </text:list-level-style-bullet>
    </text:list-style>
    <style:style style:name="P53" style:family="paragraph">
      <style:paragraph-properties fo:line-height="115.00%" fo:text-align="left" fo:margin-bottom="10.00pt"/>
    </style:style>
    <style:style style:name="P54" style:family="paragraph">
      <style:paragraph-properties fo:line-height="115.00%" fo:text-align="left" fo:margin-bottom="10.00pt"/>
    </style:style>
    <style:style style:name="P55" style:family="paragraph">
      <style:paragraph-properties fo:line-height="100.00%" fo:text-align="center" fo:margin-bottom="10.00pt"/>
    </style:style>
    <style:style style:name="P56" style:family="paragraph">
      <style:paragraph-properties fo:line-height="100.00%" fo:text-align="left" fo:margin-bottom="10.00pt"/>
    </style:style>
    <style:style style:name="P57" style:family="paragraph">
      <style:paragraph-properties fo:line-height="115.00%" fo:text-align="left" fo:margin-bottom="10.00pt"/>
    </style:style>
    <style:style style:name="P58" style:family="paragraph">
      <style:paragraph-properties fo:line-height="115.00%" fo:text-align="left" fo:margin-left="72.00pt" fo:text-indent="0.00pt" fo:margin-bottom="10.00pt"/>
    </style:style>
    <style:style style:name="P59" style:family="paragraph">
      <style:paragraph-properties fo:line-height="115.00%" fo:text-align="left" fo:margin-bottom="10.00pt"/>
    </style:style>
  </office:automatic-styles>
  <office:body>
    <office:text>
      <text:p text:style-name="P1"><text:span text:style-name="T1"/></text:p>
      <text:p text:style-name="P1"><text:span text:style-name="T1">MODULE : 2 ( CSS and CSS3 )</text:span></text:p>
      <text:p text:style-name="P2"><text:span text:style-name="T1"/></text:p>
      <text:p text:style-name="P3"><text:span text:style-name="T2">Q-1 What are the benifits of using CSS?</text:span></text:p>
      <text:list text:style-name="L4">
        <text:list-item>
          <text:p text:style-name="P4"><text:span text:style-name="T3">Better user exoerience.</text:span><text:span text:style-name="T4"/></text:p>
        </text:list-item>
        <text:list-item>
          <text:p text:style-name="P4"><text:span text:style-name="T5"><text:s/>Search engine friendly.</text:span></text:p>
        </text:list-item>
        <text:list-item>
          <text:p text:style-name="P4"><text:span text:style-name="T5">CSS saves lot of work and time.</text:span></text:p>
        </text:list-item>
        <text:list-item>
          <text:p text:style-name="P4"><text:span text:style-name="T5">Easy for maintanance.</text:span></text:p>
        </text:list-item>
        <text:list-item>
          <text:p text:style-name="P4"><text:span text:style-name="T5">Create responsive webpages.</text:span></text:p>
        </text:list-item>
        <text:list-item>
          <text:p text:style-name="P4"><text:span text:style-name="T5">External stylesheets are stored in CSS files.</text:span></text:p>
        </text:list-item>
        <text:list-item>
          <text:p text:style-name="P4"><text:span text:style-name="T5">It can control the layout of multiple web pages all at once.</text:span></text:p>
        </text:list-item>
        <text:list-item>
          <text:p text:style-name="P4"><text:span text:style-name="T5">Faster load time for every page.</text:span></text:p>
        </text:list-item>
      </text:list>
      <text:p text:style-name="P5"><text:span text:style-name="T5"/></text:p>
      <text:p text:style-name="P5"><text:span text:style-name="T6">Q-2 What are the disadvantages of CSS?</text:span><text:span text:style-name="T7"/></text:p>
      <text:list text:style-name="L6">
        <text:list-item>
          <text:p text:style-name="P6"><text:span text:style-name="T7">Confusion due to many versions.There’s CSS, CSS 1 up to CSS3, which has resulted in confusion among developers and web browsers.</text:span></text:p>
        </text:list-item>
        <text:list-item>
          <text:p text:style-name="P6"><text:span text:style-name="T7">Cross browser issue. Different browsers work differentely.</text:span></text:p>
        </text:list-item>
        <text:list-item>
          <text:p text:style-name="P6"><text:span text:style-name="T7">Lack of security , Because it is an open text-based system.Anyone who has a read/write access to a website can change the CSS file.</text:span></text:p>
        </text:list-item>
      </text:list>
      <text:p text:style-name="P7"><text:span text:style-name="T7"/></text:p>
      <text:p text:style-name="P7"><text:span text:style-name="T8">Q-3 What is the difference between CSS2 and CSS3?</text:span></text:p>
      <text:list text:style-name="L8">
        <text:list-item>
          <text:p text:style-name="P8"><text:span text:style-name="T9">CSS3 is a latest version of CSS .</text:span></text:p>
        </text:list-item>
        <text:list-item>
          <text:p text:style-name="P8"><text:span text:style-name="T9">With CSS2 only web safe font can be used and with CSS3 special fonts can be used such as a google fonts.</text:span></text:p>
        </text:list-item>
        <text:list-item>
          <text:p text:style-name="P8"><text:span text:style-name="T9">CSS2 doesn't support the border box property and CSS3 supports the border box property.</text:span></text:p>
        </text:list-item>
        <text:list-item>
          <text:p text:style-name="P8"><text:span text:style-name="T9">There is a wider range of browser support in CSS3 rather than CSS2.</text:span></text:p>
        </text:list-item>
        <text:list-item>
          <text:p text:style-name="P8"><text:span text:style-name="T9">CSS3 includes some new featurew like<text:s text:c="2"/>box shadows,RGBA, HSL and HSLA colors,</text:span></text:p>
        </text:list-item>
      </text:list>
      <text:p text:style-name="P9"><text:span text:style-name="T9"><text:tab/>CSS3 Gradients, transitions, transformations etc.</text:span></text:p>
      <text:list text:style-name="L10">
        <text:list-item>
          <text:p text:style-name="P10"><text:span text:style-name="T9">CSS3 introduced some new units for width, height and font size. These units are vw, vh and vmin. Viewport width or Viewport height are related to device viewport, i.e visible screen of device to user.</text:span></text:p>
        </text:list-item>
      </text:list>
      <text:p text:style-name="P11"><text:span text:style-name="T9"/></text:p>
      <text:p text:style-name="P11"><text:span text:style-name="T10">Q-4 Name a few CSS style components.</text:span><text:span text:style-name="T11"/></text:p>
      <text:list text:style-name="L12">
        <text:list-item>
          <text:p text:style-name="P12"><text:span text:style-name="T11">CSS style has a three components :</text:span></text:p>
        </text:list-item>
      </text:list>
      <text:list text:style-name="L13">
        <text:list-item>
          <text:p text:style-name="P13"><text:span text:style-name="T12">Properties :<text:s/></text:span><text:span text:style-name="T13">It indicate which stylistic features you want to modify. For example, font-size , width , background-color etc.</text:span></text:p>
        </text:list-item>
        <text:list-item>
          <text:p text:style-name="P13"><text:span text:style-name="T14">Value :</text:span><text:span text:style-name="T15"><text:s/>value that will be assigned to each properties.</text:span></text:p>
        </text:list-item>
        <text:list-item>
          <text:p text:style-name="P13"><text:span text:style-name="T16">Selector :<text:s/></text:span><text:span text:style-name="T17">The selector points to the HTML element you want to style.</text:span></text:p>
        </text:list-item>
      </text:list>
      <text:p text:style-name="P14"><text:span text:style-name="T17"><text:tab/></text:span><text:span text:style-name="T18">Ex</text:span><text:span text:style-name="T19">.<text:s text:c="2"/>p { color : red }</text:span></text:p>
      <text:p text:style-name="P14"><text:span text:style-name="T19"><text:tab/>where ,</text:span></text:p>
      <text:p text:style-name="P14"><text:span text:style-name="T19"><text:tab/><text:tab/> p is selector , color is property and red is value for property.</text:span></text:p>
      <text:p text:style-name="P14"><text:span text:style-name="T19"/></text:p>
      <text:p text:style-name="P14"><text:span text:style-name="T20">Q-5 What do you understand by CSS opacity ?</text:span><text:span text:style-name="T21"/></text:p>
      <text:list text:style-name="L15">
        <text:list-item>
          <text:p text:style-name="P15"><text:span text:style-name="T21">Opacity property is used to specify the transparency of an element.</text:span></text:p>
        </text:list-item>
        <text:list-item>
          <text:p text:style-name="P15"><text:span text:style-name="T21">This property allows making an element fully transparent, half-transparent, or default.</text:span></text:p>
        </text:list-item>
        <text:list-item>
          <text:p text:style-name="P15"><text:span text:style-name="T21">It can take a value from 0 to 1. where<text:s text:c="2"/>0 makes the element fully transparent and 1 is the default.</text:span></text:p>
        </text:list-item>
      </text:list>
      <text:p text:style-name="P16"><text:span text:style-name="T21"><text:tab/></text:span><text:span text:style-name="T22">Ex.<text:s/></text:span><text:span text:style-name="T23"/></text:p>
      <text:p text:style-name="P16"><text:span text:style-name="T23"><text:tab/><text:tab/>img {</text:span></text:p>
      <text:p text:style-name="P16"><text:span text:style-name="T23"><text:tab/><text:tab/><text:s text:c="8"/>opacity : 0.5 ;</text:span></text:p>
      <text:p text:style-name="P16"><text:span text:style-name="T23"><text:tab/><text:tab/><text:s text:c="8"/>}</text:span></text:p>
      <text:p text:style-name="P16"><text:span text:style-name="T23"/></text:p>
      <text:p text:style-name="P16"><text:span text:style-name="T24">Q-6 How can background color of an element be changed ?</text:span><text:span text:style-name="T25"/></text:p>
      <text:list text:style-name="L17">
        <text:list-item>
          <text:p text:style-name="P17"><text:span text:style-name="T25">Background color property is useto set the background color of an element.</text:span></text:p>
        </text:list-item>
        <text:list-item>
          <text:p text:style-name="P17"><text:span text:style-name="T25">You can set the background color for any HTML elements.</text:span></text:p>
        </text:list-item>
      </text:list>
      <text:p text:style-name="P18"><text:span text:style-name="T25"><text:tab/></text:span><text:span text:style-name="T26">Ex.</text:span></text:p>
      <text:p text:style-name="P18"><text:span text:style-name="T27"><text:tab/><text:tab/>h1 {</text:span></text:p>
      <text:p text:style-name="P18"><text:span text:style-name="T27"><text:tab/><text:tab/><text:s text:c="7"/>background-color: green;</text:span></text:p>
      <text:p text:style-name="P18"><text:span text:style-name="T27"><text:tab/><text:tab/><text:s text:c="7"/>}</text:span></text:p>
      <text:p text:style-name="P18"><text:span text:style-name="T27"><text:tab/><text:tab/>div {</text:span></text:p>
      <text:p text:style-name="P18"><text:span text:style-name="T27"><text:s text:c="2"/><text:tab/><text:tab/><text:s text:c="7"/>background-color: lightblue;</text:span></text:p>
      <text:p text:style-name="P18"><text:span text:style-name="T27"><text:tab/><text:tab/><text:s text:c="7"/>}</text:span></text:p>
      <text:p text:style-name="P18"><text:span text:style-name="T27"><text:tab/><text:tab/><text:s text:c="3"/>p {</text:span></text:p>
      <text:p text:style-name="P18"><text:span text:style-name="T27"><text:s/><text:tab/><text:s text:c="2"/><text:tab/><text:s text:c="7"/>background-color: yellow;</text:span></text:p>
      <text:p text:style-name="P18"><text:span text:style-name="T27"><text:tab/><text:tab/><text:s text:c="7"/>}</text:span></text:p>
      <text:p text:style-name="P18"><text:span text:style-name="T27"/></text:p>
      <text:p text:style-name="P18"><text:span text:style-name="T28">Q-7 How can image repetition of the backups be controlled ?</text:span><text:span text:style-name="T29"/></text:p>
      <text:list text:style-name="L19">
        <text:list-item>
          <text:p text:style-name="P19"><text:span text:style-name="T30"><text:s/></text:span><text:span text:style-name="T31">The background-repeat property in CSS is used to repeat the background image both horizontally and vertically. It also decides whether the background image will be repeated or not</text:span><text:span text:style-name="T32">.</text:span><text:span text:style-name="T33"/></text:p>
        </text:list-item>
      </text:list>
      <text:p text:style-name="P20"><text:span text:style-name="T34"><text:tab/>Ex.</text:span><text:span text:style-name="T35"/></text:p>
      <text:p text:style-name="P20"><text:span text:style-name="T35"><text:tab/><text:tab/>body {</text:span></text:p>
      <text:p text:style-name="P20"><text:span text:style-name="T35"><text:s/><text:tab/><text:tab/><text:tab/> background-image: url("xyz.png");</text:span></text:p>
      <text:p text:style-name="P20"><text:span text:style-name="T35"><text:s text:c="2"/><text:tab/><text:tab/><text:tab/> background-repeat: no-repeat;</text:span></text:p>
      <text:p text:style-name="P20"><text:span text:style-name="T35"><text:tab/><text:tab/><text:s text:c="12"/>}</text:span></text:p>
      <text:p text:style-name="P20"><text:span text:style-name="T35"><text:tab/><text:tab/>Here , the value no-repeat is controll the repetititon of an image.</text:span></text:p>
      <text:p text:style-name="P20"><text:span text:style-name="T35"/></text:p>
      <text:p text:style-name="P20"><text:span text:style-name="T36">Q-8 What is the use of<text:s text:c="2"/>the background-position property ?</text:span></text:p>
      <text:list text:style-name="L21">
        <text:list-item>
          <text:p text:style-name="P21"><text:span text:style-name="T37">Background-position property is use for set the position of background image.</text:span></text:p>
        </text:list-item>
        <text:list-item>
          <text:p text:style-name="P21"><text:span text:style-name="T37">It can be placed anywhere in the element like<text:s text:c="2"/>left-top , left-bottom , right-top , right-bottom , center-center , bottom-center etc. </text:span></text:p>
        </text:list-item>
        <text:list-item>
          <text:p text:style-name="P21"><text:span text:style-name="T37">And it can be repeated both horizontaly and vetically.</text:span></text:p>
        </text:list-item>
      </text:list>
      <text:p text:style-name="P22"><text:span text:style-name="T38"><text:tab/>Ex.<text:s text:c="2"/></text:span></text:p>
      <text:p text:style-name="P22"><text:span text:style-name="T38"><text:tab/><text:tab/></text:span><text:span text:style-name="T39">body {</text:span></text:p>
      <text:p text:style-name="P22"><text:span text:style-name="T39"><text:s/><text:tab/><text:tab/><text:tab/> background-image: url('xyz.png');</text:span></text:p>
      <text:p text:style-name="P22"><text:span text:style-name="T39"><text:tab/><text:tab/><text:tab/> background-position : left-center;</text:span></text:p>
      <text:p text:style-name="P22"><text:span text:style-name="T39"><text:tab/><text:tab/><text:s text:c="11"/>}</text:span></text:p>
      <text:p text:style-name="P22"><text:span text:style-name="T39"/></text:p>
      <text:p text:style-name="P22"><text:span text:style-name="T40">Q-9 Which property controls the image scroll in the background ?</text:span></text:p>
      <text:list text:style-name="L23">
        <text:list-item>
          <text:p text:style-name="P23"><text:span text:style-name="T41">The background attachment property is controls the behavier of image scrolling of background. Where there it is scrolling with page or fixed.</text:span></text:p>
        </text:list-item>
      </text:list>
      <text:p text:style-name="P24"><text:span text:style-name="T41"><text:tab/></text:span><text:span text:style-name="T42">Ex.</text:span></text:p>
      <text:p text:style-name="P24"><text:span text:style-name="T43"><text:tab/><text:tab/>body {</text:span></text:p>
      <text:p text:style-name="P24"><text:span text:style-name="T43"><text:s/><text:tab/><text:tab/><text:tab/> background-image: url('xyz.png');</text:span></text:p>
      <text:p text:style-name="P24"><text:span text:style-name="T43"><text:tab/><text:tab/><text:tab/> background-attachment : scroll;</text:span></text:p>
      <text:p text:style-name="P24"><text:span text:style-name="T43"><text:tab/><text:tab/><text:s text:c="11"/>}</text:span></text:p>
      <text:p text:style-name="P24"><text:span text:style-name="T43"><text:tab/><text:s text:c="14"/>body {</text:span></text:p>
      <text:p text:style-name="P24"><text:span text:style-name="T43"><text:s/><text:tab/><text:tab/><text:tab/> background-image: url('xyz.png');</text:span></text:p>
      <text:p text:style-name="P24"><text:span text:style-name="T43"><text:tab/><text:tab/><text:tab/> background-attachment : fixed;</text:span></text:p>
      <text:p text:style-name="P24"><text:span text:style-name="T43"><text:tab/><text:tab/><text:s text:c="11"/>}</text:span></text:p>
      <text:p text:style-name="P24"><text:span text:style-name="T43"/></text:p>
      <text:p text:style-name="P24"><text:span text:style-name="T44">Q-10 Why should background and color be used as seprate properties ?</text:span></text:p>
      <text:list text:style-name="L25">
        <text:list-item>
          <text:p text:style-name="P25"><text:span text:style-name="T45">Background property is use to set background color of an element. Also you can add an image by using background image property.</text:span></text:p>
        </text:list-item>
        <text:list-item>
          <text:p text:style-name="P25"><text:span text:style-name="T45">Color property is use to set color of text.</text:span></text:p>
        </text:list-item>
      </text:list>
      <text:p text:style-name="P26"><text:span text:style-name="T45"><text:tab/></text:span><text:span text:style-name="T46">Ex.</text:span></text:p>
      <text:p text:style-name="P26"><text:span text:style-name="T46"><text:tab/><text:tab/></text:span><text:span text:style-name="T47">div {</text:span></text:p>
      <text:p text:style-name="P26"><text:span text:style-name="T47"><text:tab/><text:tab/><text:s text:c="8"/>background : yellow ;</text:span></text:p>
      <text:p text:style-name="P26"><text:span text:style-name="T47"><text:tab/><text:tab/><text:s text:c="8"/>background-image : url('xyz.png') ;</text:span></text:p>
      <text:p text:style-name="P26"><text:span text:style-name="T47"><text:tab/><text:tab/><text:s text:c="8"/>}</text:span></text:p>
      <text:p text:style-name="P26"><text:span text:style-name="T47"><text:tab/><text:tab/>p {</text:span></text:p>
      <text:p text:style-name="P26"><text:span text:style-name="T47"><text:tab/><text:tab/><text:s text:c="7"/>color : red ;</text:span></text:p>
      <text:p text:style-name="P26"><text:span text:style-name="T47"><text:tab/><text:tab/><text:s text:c="4"/>}</text:span></text:p>
      <text:p text:style-name="P26"><text:span text:style-name="T47"/></text:p>
      <text:p text:style-name="P26"><text:span text:style-name="T48">Q-11 How to center block element using CSS1 ?</text:span></text:p>
      <text:list text:style-name="L27">
        <text:list-item>
          <text:p text:style-name="P27"><text:span text:style-name="T49">There are two methods to centering the block element :</text:span></text:p>
        </text:list-item>
      </text:list>
      <text:p text:style-name="P28"><text:span text:style-name="T49"><text:tab/></text:span><text:span text:style-name="T50">METHOD 1<text:s/></text:span><text:span text:style-name="T51">:</text:span><text:span text:style-name="T52"><text:s/>Default width of a block element is 100% of your screen . So you <text:tab/><text:tab/><text:tab/><text:s text:c="10"/>have to set width manually. Then you can set margin for that block <text:tab/><text:tab/><text:tab/><text:s text:c="10"/>element .Margin can be apply from all sides like left , top , right , <text:tab/><text:tab/><text:tab/><text:s text:c="10"/>bottom. And its value is can be in px.</text:span></text:p>
      <text:p text:style-name="P28"><text:span text:style-name="T52"><text:tab/></text:span><text:span text:style-name="T53">Ex.</text:span></text:p>
      <text:p text:style-name="P28"><text:span text:style-name="T53"><text:tab/><text:tab/></text:span><text:span text:style-name="T54">div {</text:span></text:p>
      <text:p text:style-name="P28"><text:span text:style-name="T54"><text:tab/><text:tab/><text:s text:c="8"/>width : 300px ;</text:span></text:p>
      <text:p text:style-name="P28"><text:span text:style-name="T54"><text:tab/><text:tab/><text:s text:c="8"/>margin : 200px , auto ;</text:span></text:p>
      <text:p text:style-name="P28"><text:span text:style-name="T54"><text:tab/><text:tab/><text:s text:c="7"/>}</text:span></text:p>
      <text:p text:style-name="P28"><text:span text:style-name="T54"><text:tab/></text:span><text:span text:style-name="T55">METHOD 2</text:span><text:span text:style-name="T56"><text:s/>:</text:span><text:span text:style-name="T57"><text:s/>You can also simply use &lt;center&gt; tag to centering the block <text:tab/><text:tab/><text:tab/><text:s text:c="25"/>element. All the element within the &lt;center&gt; tag will be centerlly <text:tab/><text:tab/><text:tab/><text:s text:c="11"/>aligned.</text:span></text:p>
      <text:p text:style-name="P28"><text:span text:style-name="T57"><text:tab/></text:span><text:span text:style-name="T58">Ex.</text:span></text:p>
      <text:p text:style-name="P28"><text:span text:style-name="T58"><text:tab/><text:tab/></text:span><text:span text:style-name="T59">&lt;center&gt;</text:span></text:p>
      <text:p text:style-name="P28"><text:span text:style-name="T59"><text:tab/><text:tab/><text:tab/>&lt;div&gt;</text:span></text:p>
      <text:p text:style-name="P28"><text:span text:style-name="T59"><text:tab/><text:tab/><text:tab/><text:tab/>&lt;h1&gt; CENTER &lt;/h2&gt;</text:span></text:p>
      <text:p text:style-name="P28"><text:span text:style-name="T59"><text:tab/><text:tab/><text:tab/>&lt;/div&gt;</text:span></text:p>
      <text:p text:style-name="P28"><text:span text:style-name="T59"><text:tab/><text:tab/>&lt;/center&gt;</text:span></text:p>
      <text:p text:style-name="P28"><text:span text:style-name="T59"/></text:p>
      <text:p text:style-name="P28"><text:span text:style-name="T60">Q-12 How to maintain the CSS specification ?</text:span></text:p>
      <text:list text:style-name="L29">
        <text:list-item>
          <text:p text:style-name="P29"><text:span text:style-name="T61">The Specification defines how CSS properties should be implemented by browser vendors along with detailed algorithms, code samples and tabular information.</text:span></text:p>
        </text:list-item>
        <text:list-item>
          <text:p text:style-name="P29"><text:span text:style-name="T61">The Specification also include:</text:span></text:p>
        </text:list-item>
      </text:list>
      <text:list text:style-name="L30">
        <text:list-item>
          <text:p text:style-name="P30"><text:span text:style-name="T61">The syntax and data types of the language</text:span></text:p>
        </text:list-item>
        <text:list-item>
          <text:p text:style-name="P30"><text:span text:style-name="T61">Detailed explanation on CSS Selectors</text:span></text:p>
        </text:list-item>
        <text:list-item>
          <text:p text:style-name="P30"><text:span text:style-name="T61">How you can assign values to properties</text:span></text:p>
        </text:list-item>
        <text:list-item>
          <text:p text:style-name="P30"><text:span text:style-name="T61">The Box Model e.t.c</text:span></text:p>
        </text:list-item>
      </text:list>
      <text:list text:style-name="L31">
        <text:list-item>
          <text:p text:style-name="P31"><text:span text:style-name="T61">The CSS specifications are maintained by WORLD WIDE WEB CONSORTIUM (W3C). The W3C operates a free CSS validation service for CSS documents.Even though every browser supports CSS, there are many inconsistencies in the supported specification version. Some browsers even have their own implementation of the specification and have proprietary.</text:span></text:p>
        </text:list-item>
      </text:list>
      <text:p text:style-name="P32"><text:span text:style-name="T61"/></text:p>
      <text:p text:style-name="P32"><text:span text:style-name="T62">Q-13 What are the ways to integrate CSS as a web page ?</text:span></text:p>
      <text:list text:style-name="L33">
        <text:list-item>
          <text:p text:style-name="P33"><text:span text:style-name="T63">CSS can be integrated in web page in 3ways :</text:span></text:p>
        </text:list-item>
      </text:list>
      <text:list text:style-name="L34">
        <text:list-item>
          <text:p text:style-name="P34"><text:span text:style-name="T64">Inline CSS<text:s/></text:span><text:span text:style-name="T65">:</text:span></text:p>
        </text:list-item>
      </text:list>
      <text:p text:style-name="P35"><text:span text:style-name="T65"><text:tab/>By using style attribute inside HTML element.</text:span></text:p>
      <text:p text:style-name="P35"><text:span text:style-name="T65"><text:tab/></text:span><text:span text:style-name="T66">Ex.</text:span><text:span text:style-name="T67"/></text:p>
      <text:p text:style-name="P35"><text:span text:style-name="T67"><text:tab/><text:tab/>&lt;h1 style="color:red ;"&gt; heading &lt;/h1&gt;</text:span></text:p>
      <text:p text:style-name="P35"><text:span text:style-name="T67"><text:s text:c="7"/>2.<text:s/></text:span><text:span text:style-name="T68">Internal CSS<text:s/></text:span><text:span text:style-name="T69">:</text:span></text:p>
      <text:p text:style-name="P35"><text:span text:style-name="T69"><text:tab/> internal CSS is defined in the &lt;head&gt; section of an HTML page, within a &lt;style&gt;<text:s text:c="5"/><text:tab/> element.</text:span></text:p>
      <text:p text:style-name="P35"><text:span text:style-name="T69"><text:tab/></text:span><text:span text:style-name="T70">Ex.</text:span></text:p>
      <text:p text:style-name="P35"><text:span text:style-name="T70"><text:tab/><text:tab/></text:span><text:span text:style-name="T71">&lt;html&gt;</text:span></text:p>
      <text:p text:style-name="P35"><text:span text:style-name="T71"><text:tab/><text:tab/>&lt;head&gt;</text:span></text:p>
      <text:p text:style-name="P35"><text:span text:style-name="T71"><text:tab/><text:tab/>&lt;style&gt;</text:span></text:p>
      <text:p text:style-name="P35"><text:span text:style-name="T71"><text:tab/><text:tab/><text:tab/>body {background-color: yellow;}</text:span></text:p>
      <text:p text:style-name="P35"><text:span text:style-name="T71"><text:tab/><text:tab/><text:tab/>h1<text:s text:c="3"/>{color: blue;}</text:span></text:p>
      <text:p text:style-name="P35"><text:span text:style-name="T71"><text:tab/><text:tab/><text:tab/>p<text:s text:c="4"/>{color: red;}</text:span></text:p>
      <text:p text:style-name="P35"><text:span text:style-name="T71"><text:tab/><text:tab/>&lt;/style&gt;</text:span></text:p>
      <text:p text:style-name="P35"><text:span text:style-name="T71"><text:tab/><text:tab/>&lt;/head&gt;</text:span></text:p>
      <text:p text:style-name="P35"><text:span text:style-name="T71"><text:tab/><text:tab/>&lt;body&gt;</text:span></text:p>
      <text:p text:style-name="P35"><text:span text:style-name="T71"><text:tab/><text:tab/><text:tab/>&lt;h1&gt;This is a heading&lt;/h1&gt;</text:span></text:p>
      <text:p text:style-name="P35"><text:span text:style-name="T71"><text:tab/><text:tab/><text:tab/>&lt;p&gt;This is a paragraph.&lt;/p&gt;</text:span></text:p>
      <text:p text:style-name="P35"><text:span text:style-name="T71"><text:tab/><text:tab/>&lt;/body&gt;</text:span></text:p>
      <text:p text:style-name="P35"><text:span text:style-name="T71"><text:tab/><text:tab/>&lt;/html&gt;</text:span></text:p>
      <text:p text:style-name="P35"><text:span text:style-name="T71"><text:s text:c="7"/>3.<text:s/></text:span><text:span text:style-name="T72">External CSS<text:s/></text:span><text:span text:style-name="T73">:</text:span></text:p>
      <text:p text:style-name="P35"><text:span text:style-name="T73"><text:tab/>To use an external style sheet, add a link to it in the &lt;head&gt; section of each <text:tab/>HTML page.The external style sheet can be written in any text editor.This style <text:tab/>sheet must be saved with .css extention.</text:span></text:p>
      <text:p text:style-name="P35"><text:span text:style-name="T73"><text:tab/></text:span><text:span text:style-name="T74">Ex.<text:s/></text:span><text:span text:style-name="T75"/></text:p>
      <text:p text:style-name="P35"><text:span text:style-name="T75"><text:tab/></text:span><text:span text:style-name="T76">page.html</text:span><text:span text:style-name="T77"><text:s/>: </text:span></text:p>
      <text:p text:style-name="P35"><text:span text:style-name="T77"><text:tab/><text:tab/>&lt;html&gt;</text:span></text:p>
      <text:p text:style-name="P35"><text:span text:style-name="T77"><text:tab/><text:tab/>&lt;head&gt;</text:span></text:p>
      <text:p text:style-name="P35"><text:span text:style-name="T77"><text:s text:c="2"/><text:tab/><text:tab/>&lt;link rel="stylesheet" href="styles.css"&gt;</text:span></text:p>
      <text:p text:style-name="P35"><text:span text:style-name="T77"><text:tab/><text:tab/>&lt;/head&gt;</text:span></text:p>
      <text:p text:style-name="P35"><text:span text:style-name="T77"><text:tab/><text:tab/>&lt;body&gt;</text:span></text:p>
      <text:p text:style-name="P35"><text:span text:style-name="T77"><text:tab/><text:tab/><text:tab/>&lt;h1&gt;This is a heading&lt;/h1&gt;</text:span></text:p>
      <text:p text:style-name="P35"><text:span text:style-name="T77"><text:tab/><text:tab/><text:tab/>&lt;p&gt;This is a paragraph.&lt;/p&gt;</text:span></text:p>
      <text:p text:style-name="P35"><text:span text:style-name="T77"><text:tab/><text:tab/>&lt;/body&gt;</text:span></text:p>
      <text:p text:style-name="P35"><text:span text:style-name="T77"><text:tab/><text:tab/>&lt;/html&gt;</text:span></text:p>
      <text:p text:style-name="P35"><text:span text:style-name="T77"/></text:p>
      <text:p text:style-name="P35"><text:span text:style-name="T77"><text:tab/></text:span><text:span text:style-name="T78">style.css</text:span><text:span text:style-name="T79"><text:s/>: (external css file )</text:span></text:p>
      <text:p text:style-name="P35"><text:span text:style-name="T79"><text:tab/><text:tab/>body {</text:span></text:p>
      <text:p text:style-name="P35"><text:span text:style-name="T79"><text:s/><text:tab/><text:tab/><text:tab/> background-color: yellow;</text:span></text:p>
      <text:p text:style-name="P35"><text:span text:style-name="T79"><text:tab/><text:tab/><text:s text:c="12"/>}</text:span></text:p>
      <text:p text:style-name="P35"><text:span text:style-name="T79"><text:tab/><text:tab/>h1 {</text:span></text:p>
      <text:p text:style-name="P35"><text:span text:style-name="T79"><text:s text:c="2"/><text:tab/><text:tab/><text:tab/>color: blue;</text:span></text:p>
      <text:p text:style-name="P35"><text:span text:style-name="T79"><text:tab/><text:tab/><text:s text:c="7"/>}</text:span></text:p>
      <text:p text:style-name="P35"><text:span text:style-name="T79"><text:tab/><text:tab/>p {</text:span></text:p>
      <text:p text:style-name="P35"><text:span text:style-name="T79"><text:s/><text:tab/><text:tab/><text:tab/> color: red;</text:span></text:p>
      <text:p text:style-name="P35"><text:span text:style-name="T79"><text:tab/><text:tab/><text:s text:c="4"/>}<text:tab/></text:span></text:p>
      <text:p text:style-name="P35"><text:span text:style-name="T79"/></text:p>
      <text:p text:style-name="P35"><text:span text:style-name="T80">Q-14 What is embedded style sheet ?</text:span></text:p>
      <text:list text:style-name="L36">
        <text:list-item>
          <text:p text:style-name="P36"><text:span text:style-name="T81">Embedded style sheet also known as internal CSS. It can be use when single HTML document needs to be styled.</text:span></text:p>
        </text:list-item>
        <text:list-item>
          <text:p text:style-name="P36"><text:span text:style-name="T81">Embedded style sheet is defined in the &lt;head&gt; section of an HTML page, within a<text:s text:c="2"/>&lt;style&gt;<text:s text:c="2"/>element.</text:span></text:p>
        </text:list-item>
      </text:list>
      <text:p text:style-name="P37"><text:span text:style-name="T81"><text:tab/></text:span><text:span text:style-name="T82">Ex.</text:span></text:p>
      <text:p text:style-name="P37"><text:span text:style-name="T83"><text:tab/><text:tab/>&lt;html&gt;</text:span></text:p>
      <text:p text:style-name="P37"><text:span text:style-name="T83"><text:tab/><text:tab/>&lt;head&gt;</text:span></text:p>
      <text:p text:style-name="P37"><text:span text:style-name="T83"><text:tab/><text:tab/>&lt;style&gt;</text:span></text:p>
      <text:p text:style-name="P37"><text:span text:style-name="T83"><text:tab/><text:tab/><text:tab/>body {background-color: yellow;}</text:span></text:p>
      <text:p text:style-name="P37"><text:span text:style-name="T83"><text:tab/><text:tab/><text:tab/>h1<text:s text:c="3"/>{color: blue;}</text:span></text:p>
      <text:p text:style-name="P37"><text:span text:style-name="T83"><text:tab/><text:tab/><text:tab/>p<text:s text:c="4"/>{color: red;}</text:span></text:p>
      <text:p text:style-name="P37"><text:span text:style-name="T83"><text:tab/><text:tab/>&lt;/style&gt;</text:span></text:p>
      <text:p text:style-name="P37"><text:span text:style-name="T83"><text:tab/><text:tab/>&lt;/head&gt;</text:span></text:p>
      <text:p text:style-name="P37"><text:span text:style-name="T83"><text:tab/><text:tab/>&lt;body&gt;</text:span></text:p>
      <text:p text:style-name="P37"><text:span text:style-name="T83"><text:tab/><text:tab/><text:tab/>&lt;h1&gt;This is a heading&lt;/h1&gt;</text:span></text:p>
      <text:p text:style-name="P37"><text:span text:style-name="T83"><text:tab/><text:tab/><text:tab/>&lt;p&gt;This is a paragraph.&lt;/p&gt;</text:span></text:p>
      <text:p text:style-name="P37"><text:span text:style-name="T83"><text:tab/><text:tab/>&lt;/body&gt;</text:span></text:p>
      <text:p text:style-name="P37"><text:span text:style-name="T83"><text:tab/><text:tab/>&lt;/html&gt;</text:span></text:p>
      <text:p text:style-name="P37"><text:span text:style-name="T83"/></text:p>
      <text:p text:style-name="P37"><text:span text:style-name="T84">Q-15 What are the external style sheets ?</text:span></text:p>
      <text:list text:style-name="L38">
        <text:list-item>
          <text:p text:style-name="P38"><text:span text:style-name="T85">An external style sheet is a separate CSS file that can be accessed by creating a link within the head section of the webpage. Multiple webpages can use the same link to access the stylesheet. The link to an external style sheet is placed within the head section of the page.<text:tab/></text:span></text:p>
        </text:list-item>
        <text:list-item>
          <text:p text:style-name="P38"><text:span text:style-name="T85">The external style sheet can be written in any text editor.This style sheet must be saved with .css extention.</text:span></text:p>
        </text:list-item>
      </text:list>
      <text:p text:style-name="P39"><text:span text:style-name="T85"><text:tab/></text:span><text:span text:style-name="T86">Ex.<text:s/></text:span><text:span text:style-name="T87"/></text:p>
      <text:p text:style-name="P39"><text:span text:style-name="T87"><text:tab/></text:span><text:span text:style-name="T88">page.html</text:span><text:span text:style-name="T89"><text:s/>: </text:span></text:p>
      <text:p text:style-name="P39"><text:span text:style-name="T89"><text:tab/><text:tab/>&lt;html&gt;</text:span></text:p>
      <text:p text:style-name="P39"><text:span text:style-name="T89"><text:tab/><text:tab/>&lt;head&gt;</text:span></text:p>
      <text:p text:style-name="P39"><text:span text:style-name="T89"><text:s text:c="2"/><text:tab/><text:tab/>&lt;link rel="stylesheet" href="styles.css"&gt;</text:span></text:p>
      <text:p text:style-name="P39"><text:span text:style-name="T89"><text:tab/><text:tab/>&lt;/head&gt;</text:span></text:p>
      <text:p text:style-name="P39"><text:span text:style-name="T89"><text:tab/><text:tab/>&lt;body&gt;</text:span></text:p>
      <text:p text:style-name="P39"><text:span text:style-name="T89"><text:tab/><text:tab/><text:tab/>&lt;h1&gt;This is a heading&lt;/h1&gt;</text:span></text:p>
      <text:p text:style-name="P39"><text:span text:style-name="T89"><text:tab/><text:tab/><text:tab/>&lt;p&gt;This is a paragraph.&lt;/p&gt;</text:span></text:p>
      <text:p text:style-name="P39"><text:span text:style-name="T89"><text:tab/><text:tab/>&lt;/body&gt;</text:span></text:p>
      <text:p text:style-name="P39"><text:span text:style-name="T89"><text:tab/><text:tab/>&lt;/html&gt;</text:span></text:p>
      <text:p text:style-name="P39"><text:span text:style-name="T89"/></text:p>
      <text:p text:style-name="P39"><text:span text:style-name="T89"><text:tab/></text:span><text:span text:style-name="T90">style.css</text:span><text:span text:style-name="T91"><text:s/>: (external css file )</text:span></text:p>
      <text:p text:style-name="P39"><text:span text:style-name="T91"><text:tab/><text:tab/>body {</text:span></text:p>
      <text:p text:style-name="P39"><text:span text:style-name="T91"><text:s/><text:tab/><text:tab/><text:tab/> background-color: yellow;</text:span></text:p>
      <text:p text:style-name="P39"><text:span text:style-name="T91"><text:tab/><text:tab/><text:s text:c="12"/>}</text:span></text:p>
      <text:p text:style-name="P39"><text:span text:style-name="T91"><text:tab/><text:tab/>h1 {</text:span></text:p>
      <text:p text:style-name="P39"><text:span text:style-name="T91"><text:s text:c="2"/><text:tab/><text:tab/><text:tab/>color: blue;</text:span></text:p>
      <text:p text:style-name="P39"><text:span text:style-name="T91"><text:tab/><text:tab/><text:s text:c="7"/>}</text:span></text:p>
      <text:p text:style-name="P39"><text:span text:style-name="T91"><text:tab/><text:tab/>p {</text:span></text:p>
      <text:p text:style-name="P39"><text:span text:style-name="T91"><text:s/><text:tab/><text:tab/><text:tab/> color: red;</text:span></text:p>
      <text:p text:style-name="P39"><text:span text:style-name="T91"><text:tab/><text:tab/><text:s text:c="4"/>}<text:tab/></text:span></text:p>
      <text:p text:style-name="P39"><text:span text:style-name="T91"/></text:p>
      <text:p text:style-name="P39"><text:span text:style-name="T92">Q-16 What are the advantages and disadvantages of using external style sheets ?</text:span></text:p>
      <text:list text:style-name="L40">
        <text:list-item>
          <text:p text:style-name="P40"><text:span text:style-name="T93">Advantages</text:span><text:span text:style-name="T94"><text:s/>:</text:span></text:p>
        </text:list-item>
      </text:list>
      <text:list text:style-name="L41">
        <text:list-item>
          <text:p text:style-name="P41"><text:span text:style-name="T94"><text:s/>Using them, the styles of multiple documents can be controlled from one file.</text:span></text:p>
        </text:list-item>
        <text:list-item>
          <text:p text:style-name="P41"><text:span text:style-name="T94"><text:s/>Classes can be created for use on multiple HTML element types in many <text:tab/><text:tab/><text:s text:c="2"/>documents.</text:span></text:p>
        </text:list-item>
        <text:list-item>
          <text:p text:style-name="P41"><text:span text:style-name="T94">In complex situations, selector and grouping methods can be used to apply<text:s text:c="4"/>styles.</text:span></text:p>
        </text:list-item>
      </text:list>
      <text:list text:style-name="L42">
        <text:list-item>
          <text:p text:style-name="P42"><text:span text:style-name="T95">Disadvantages</text:span><text:span text:style-name="T96"><text:s/>:</text:span></text:p>
        </text:list-item>
      </text:list>
      <text:list text:style-name="L43">
        <text:list-item>
          <text:p text:style-name="P43"><text:span text:style-name="T96">Your pages may not be rendered correctly until the external CSS is loaded.</text:span></text:p>
        </text:list-item>
        <text:list-item>
          <text:p text:style-name="P43"><text:span text:style-name="T96">Uploading or linking to multiple CSS files can increase your site's download time.</text:span></text:p>
        </text:list-item>
      </text:list>
      <text:p text:style-name="P44"><text:span text:style-name="T96"/></text:p>
      <text:p text:style-name="P44"><text:span text:style-name="T97">Q-17 What is the meaning of CSS selector ?</text:span></text:p>
      <text:list text:style-name="L45">
        <text:list-item>
          <text:p text:style-name="P45"><text:span text:style-name="T98">CSS selectors are used to select the HTML elements you want to style.</text:span></text:p>
        </text:list-item>
        <text:list-item>
          <text:p text:style-name="P45"><text:span text:style-name="T98">There are many types of selectors :</text:span></text:p>
        </text:list-item>
      </text:list>
      <text:list text:style-name="L46">
        <text:list-item>
          <text:p text:style-name="P46"><text:span text:style-name="T98">Element selector</text:span></text:p>
        </text:list-item>
        <text:list-item>
          <text:p text:style-name="P46"><text:span text:style-name="T98">Id selector</text:span></text:p>
        </text:list-item>
        <text:list-item>
          <text:p text:style-name="P46"><text:span text:style-name="T98">Class selector</text:span></text:p>
        </text:list-item>
        <text:list-item>
          <text:p text:style-name="P46"><text:span text:style-name="T98">Universal selector</text:span></text:p>
        </text:list-item>
        <text:list-item>
          <text:p text:style-name="P46"><text:span text:style-name="T98">Group selector</text:span></text:p>
        </text:list-item>
      </text:list>
      <text:list text:style-name="L47">
        <text:list-item>
          <text:p text:style-name="P47"><text:span text:style-name="T98">Here is some examples of selectors :</text:span></text:p>
        </text:list-item>
      </text:list>
      <text:list text:style-name="L48">
        <text:list-item>
          <text:p text:style-name="P48"><text:span text:style-name="T99">Element selector</text:span><text:span text:style-name="T100"><text:s/>:<text:line-break/><text:tab/>- The element selector selects HTML elements based on the element <text:tab/> <text:tab/><text:s text:c="3"/>name.<text:line-break/><text:tab/></text:span><text:span text:style-name="T101">Ex.</text:span><text:span text:style-name="T102"><text:line-break/><text:tab/><text:tab/>p{ color:red ; }</text:span></text:p>
        </text:list-item>
        <text:list-item>
          <text:p text:style-name="P48"><text:span text:style-name="T103">Id selector</text:span><text:span text:style-name="T104"><text:s/>:<text:line-break/><text:tab/>- The id selector uses the id attribute of an HTML element to select a <text:tab/> <text:tab/><text:s text:c="3"/>specific element.<text:line-break/><text:tab/>- The id of an element is unique within a page. To select an element with <text:tab/><text:s text:c="2"/><text:tab/><text:s text:c="2"/>a specific id, write a hash (#) character, followed by the id of the<text:s text:c="3"/><text:tab/><text:s text:c="2"/><text:tab/><text:s text:c="3"/>element.<text:line-break/><text:tab/></text:span><text:span text:style-name="T105">Ex.</text:span><text:span text:style-name="T106"><text:line-break/><text:tab/><text:tab/>#para{ text-align : center ; }</text:span></text:p>
        </text:list-item>
        <text:list-item>
          <text:p text:style-name="P48"><text:span text:style-name="T107">Class selector</text:span><text:span text:style-name="T108"><text:s/>:<text:line-break/><text:tab/>- The class selector selects HTML elements with a specific class attribute.<text:line-break/><text:tab/>- To select elements with a specific class, write a period (.) character, <text:tab/> <text:tab/><text:s text:c="3"/>followed by the class name.<text:line-break/><text:tab/></text:span><text:span text:style-name="T109">Ex.</text:span><text:span text:style-name="T110"><text:line-break/><text:tab/><text:tab/>.one{ background-color : blue ; }</text:span></text:p>
        </text:list-item>
        <text:list-item>
          <text:p text:style-name="P48"><text:span text:style-name="T111">Universal selector</text:span><text:span text:style-name="T112"><text:s/>:<text:line-break/><text:tab/>- The universal selector (*) selects all HTML elements on the page.<text:line-break/><text:tab/></text:span><text:span text:style-name="T113">Ex.</text:span><text:span text:style-name="T114"><text:line-break/><text:tab/><text:tab/>*{ text-align : center ; }</text:span></text:p>
        </text:list-item>
        <text:list-item>
          <text:p text:style-name="P48"><text:span text:style-name="T115">Group selector</text:span><text:span text:style-name="T116"><text:s/>:</text:span></text:p>
        </text:list-item>
      </text:list>
      <text:p text:style-name="P49"><text:span text:style-name="T116"><text:tab/><text:tab/>- The grouping selector selects all the HTML elements with the same style <text:tab/><text:tab/><text:s text:c="2"/>definitions.</text:span></text:p>
      <text:p text:style-name="P49"><text:span text:style-name="T116"><text:tab/><text:tab/>- To group selectors, separate each selector with a comma.</text:span></text:p>
      <text:p text:style-name="P49"><text:span text:style-name="T116"><text:tab/><text:tab/></text:span><text:span text:style-name="T117">Ex.</text:span></text:p>
      <text:p text:style-name="P49"><text:span text:style-name="T117"><text:tab/><text:tab/><text:tab/></text:span><text:span text:style-name="T118">h1 , h2 , p { color : yellow ; }</text:span></text:p>
      <text:p text:style-name="P49"><text:span text:style-name="T118"/></text:p>
      <text:p text:style-name="P49"><text:span text:style-name="T119">Q-18 What are the media types allowed by CSS ?</text:span></text:p>
      <text:list text:style-name="L50">
        <text:list-item>
          <text:p text:style-name="P50"><text:span text:style-name="T120">Media Query is a popular technique that enables to deliver a style sheet to different devices which have different screen sizes and resolutions respectively.<text:s/></text:span><text:span text:style-name="T121"/></text:p>
        </text:list-item>
        <text:list-item>
          <text:p text:style-name="P50"><text:span text:style-name="T122">They are used to customize the appearance of a website on multiple devices.</text:span><text:span text:style-name="T123"/></text:p>
        </text:list-item>
        <text:list-item>
          <text:p text:style-name="P50"><text:span text:style-name="T124">The screen resolutions of different devices are listed below:</text:span></text:p>
        </text:list-item>
      </text:list>
      <text:list text:style-name="L51">
        <text:list-item>
          <text:p text:style-name="P51"><text:span text:style-name="T124">Mobile (Smartphone) max-width: 480px</text:span></text:p>
        </text:list-item>
        <text:list-item>
          <text:p text:style-name="P51"><text:span text:style-name="T124">Low Resolution Tablets and ipads max-width: 767px</text:span></text:p>
        </text:list-item>
        <text:list-item>
          <text:p text:style-name="P51"><text:span text:style-name="T124">Tablets Ipads portrait mode max-width:1024px</text:span></text:p>
        </text:list-item>
        <text:list-item>
          <text:p text:style-name="P51"><text:span text:style-name="T124">Desktops max-width:1280px</text:span></text:p>
        </text:list-item>
        <text:list-item>
          <text:p text:style-name="P51"><text:span text:style-name="T124">Huge size (Larger screen) max-width: 1281px and greater</text:span></text:p>
        </text:list-item>
      </text:list>
      <text:p text:style-name="P52"><text:span text:style-name="T124"><text:tab/></text:span><text:span text:style-name="T125">Ex.</text:span></text:p>
      <text:p text:style-name="P52"><text:span text:style-name="T126"><text:tab/>Media query for mobile device :<text:line-break/><text:tab/><text:tab/><text:s text:c="2"/>@media (max-width: 480px) {</text:span></text:p>
      <text:p text:style-name="P52"><text:span text:style-name="T126"><text:s text:c="11"/><text:tab/><text:tab/><text:tab/> body {</text:span></text:p>
      <text:p text:style-name="P52"><text:span text:style-name="T126"><text:s text:c="15"/><text:tab/><text:tab/><text:tab/> background-color: red;</text:span></text:p>
      <text:p text:style-name="P52"><text:span text:style-name="T126"><text:s text:c="11"/><text:tab/><text:tab/><text:tab/><text:s text:c="12"/>}</text:span></text:p>
      <text:p text:style-name="P52"><text:span text:style-name="T126"><text:s text:c="8"/><text:tab/><text:tab/><text:tab/>}</text:span></text:p>
      <text:p text:style-name="P52"><text:span text:style-name="T126"><text:tab/>Media query for tablets :</text:span></text:p>
      <text:p text:style-name="P52"><text:span text:style-name="T126"><text:tab/><text:tab/>@media (min-width: 768px) and (max-width: 1024px){</text:span></text:p>
      <text:p text:style-name="P52"><text:span text:style-name="T126"><text:s text:c="12"/><text:tab/><text:tab/><text:tab/>body {</text:span></text:p>
      <text:p text:style-name="P52"><text:span text:style-name="T126"><text:s text:c="14"/><text:tab/><text:tab/><text:tab/><text:tab/><text:s text:c="2"/>background-color: blue;</text:span></text:p>
      <text:p text:style-name="P52"><text:span text:style-name="T126"><text:s text:c="9"/><text:tab/><text:tab/><text:tab/><text:s text:c="11"/>}</text:span></text:p>
      <text:p text:style-name="P52"><text:span text:style-name="T126"><text:s text:c="8"/><text:tab/><text:tab/><text:s text:c="13"/>}</text:span></text:p>
      <text:p text:style-name="P52"><text:span text:style-name="T126"><text:tab/></text:span></text:p>
      <text:p text:style-name="P52"><text:span text:style-name="T126"/></text:p>
      <text:p text:style-name="P52"><text:span text:style-name="T127">Q-19 What is the rule set ?</text:span></text:p>
      <text:list text:style-name="L53">
        <text:list-item>
          <text:p text:style-name="P53"><text:span text:style-name="T128">A CSS rule set contains one or more selectors and one or more declarations. The selector(s), which in this example is h1 , points to an HTML element. The declaration(s), which in this example are color: blue and text-align: center style the element with a property and value.</text:span></text:p>
        </text:list-item>
        <text:list-item>
          <text:p text:style-name="P53"><text:span text:style-name="T128">there are three important things to remember in the anatomy of a rule set: the selector, the property, and the value.</text:span></text:p>
        </text:list-item>
      </text:list>
      <text:p text:style-name="P54"><text:span text:style-name="T128"><text:tab/></text:span></text:p>
      <text:p text:style-name="P55"><draw:frame text:anchor-type="as-char" svg:width="66.68mm" svg:height="39.16mm" style:rel-width="scale" style:rel-height="scale"><draw:object-ole xlink:href="OleObj1"/><draw:image xlink:href="ObjectReplacements/OleObj1"/></draw:frame><text:span text:style-name="T128"/></text:p>
      <text:p text:style-name="P55"><text:span text:style-name="T128"/></text:p>
      <text:p text:style-name="P56"><text:span text:style-name="T128"/></text:p>
      <text:p text:style-name="P57"><text:span text:style-name="T129">Q-20 Create a layout.</text:span></text:p>
      <text:p text:style-name="P58"><text:span text:style-name="T130"><text:tab/>&lt;!DOCTYPE html&gt;</text:span></text:p>
      <text:p text:style-name="P58"><text:span text:style-name="T130">&lt;html lang="en"&gt;</text:span></text:p>
      <text:p text:style-name="P58"><text:span text:style-name="T130"/></text:p>
      <text:p text:style-name="P58"><text:span text:style-name="T130">&lt;head&gt;</text:span></text:p>
      <text:p text:style-name="P58"><text:span text:style-name="T130"><text:s text:c="4"/>&lt;meta charset="UTF-8"&gt;</text:span></text:p>
      <text:p text:style-name="P58"><text:span text:style-name="T130"><text:s text:c="4"/>&lt;meta http-equiv="X-UA-Compatible" content="IE=edge"&gt;</text:span></text:p>
      <text:p text:style-name="P58"><text:span text:style-name="T130"><text:s text:c="4"/>&lt;meta name="viewport" content="width=device-width, initial-scale=1.0"&gt;</text:span></text:p>
      <text:p text:style-name="P58"><text:span text:style-name="T130"><text:s text:c="4"/>&lt;title&gt;thumbnail&lt;/title&gt;</text:span></text:p>
      <text:p text:style-name="P58"><text:span text:style-name="T130"><text:s text:c="4"/>&lt;style&gt;</text:span></text:p>
      <text:p text:style-name="P58"><text:span text:style-name="T130"><text:s text:c="8"/>* {</text:span></text:p>
      <text:p text:style-name="P58"><text:span text:style-name="T130"><text:s text:c="12"/>margin: 0px;</text:span></text:p>
      <text:p text:style-name="P58"><text:span text:style-name="T130"><text:s text:c="12"/>padding: 0px;</text:span></text:p>
      <text:p text:style-name="P58"><text:span text:style-name="T130"><text:s text:c="12"/>box-sizing: border-box;</text:span></text:p>
      <text:p text:style-name="P58"><text:span text:style-name="T130"><text:s text:c="8"/>}</text:span></text:p>
      <text:p text:style-name="P58"><text:span text:style-name="T130"/></text:p>
      <text:p text:style-name="P58"><text:span text:style-name="T130"><text:s text:c="8"/>.body {</text:span></text:p>
      <text:p text:style-name="P58"><text:span text:style-name="T130"><text:s text:c="12"/>height: 630px;</text:span></text:p>
      <text:p text:style-name="P58"><text:span text:style-name="T130"><text:s text:c="12"/>width: 100%;</text:span></text:p>
      <text:p text:style-name="P58"><text:span text:style-name="T130"><text:s text:c="12"/>background-color: gray;</text:span></text:p>
      <text:p text:style-name="P58"><text:span text:style-name="T130"><text:s text:c="8"/>}</text:span></text:p>
      <text:p text:style-name="P58"><text:span text:style-name="T130"><text:s text:c="8"/>/* main div<text:s text:c="2"/>*/</text:span></text:p>
      <text:p text:style-name="P58"><text:span text:style-name="T130"><text:s text:c="8"/>.main {</text:span></text:p>
      <text:p text:style-name="P58"><text:span text:style-name="T130"><text:s text:c="12"/>height: 600px;</text:span></text:p>
      <text:p text:style-name="P58"><text:span text:style-name="T130"><text:s text:c="12"/>width: 95%;</text:span></text:p>
      <text:p text:style-name="P58"><text:span text:style-name="T130"><text:s text:c="12"/>margin: 0 10px 0 30px;</text:span></text:p>
      <text:p text:style-name="P58"><text:span text:style-name="T130"><text:s text:c="8"/>}</text:span></text:p>
      <text:p text:style-name="P58"><text:span text:style-name="T130"><text:s text:c="8"/>/* div.1<text:s text:c="2"/>*/</text:span></text:p>
      <text:p text:style-name="P58"><text:span text:style-name="T130"><text:s text:c="8"/>.main1 {</text:span></text:p>
      <text:p text:style-name="P58"><text:span text:style-name="T130"><text:s text:c="12"/>height: 300px;</text:span></text:p>
      <text:p text:style-name="P58"><text:span text:style-name="T130"><text:s text:c="12"/>width: 100%;</text:span></text:p>
      <text:p text:style-name="P58"><text:span text:style-name="T130"><text:s text:c="12"/>justify-content: space-between;</text:span></text:p>
      <text:p text:style-name="P58"><text:span text:style-name="T130"><text:s text:c="12"/>display: flex;</text:span></text:p>
      <text:p text:style-name="P58"><text:span text:style-name="T130"><text:s text:c="12"/>margin-bottom: 20px;</text:span></text:p>
      <text:p text:style-name="P58"><text:span text:style-name="T130"/></text:p>
      <text:p text:style-name="P58"><text:span text:style-name="T130"><text:s text:c="8"/>}</text:span></text:p>
      <text:p text:style-name="P58"><text:span text:style-name="T130"><text:s text:c="8"/>/* div.2<text:s text:c="2"/>*/</text:span></text:p>
      <text:p text:style-name="P58"><text:span text:style-name="T130"><text:s text:c="8"/>.main2 {</text:span></text:p>
      <text:p text:style-name="P58"><text:span text:style-name="T130"><text:s text:c="12"/>height: 300px;</text:span></text:p>
      <text:p text:style-name="P58"><text:span text:style-name="T130"><text:s text:c="12"/>width: 100%;</text:span></text:p>
      <text:p text:style-name="P58"><text:span text:style-name="T130"><text:s text:c="12"/>display: flex;</text:span></text:p>
      <text:p text:style-name="P58"><text:span text:style-name="T130"><text:s text:c="12"/>justify-content: space-between;</text:span></text:p>
      <text:p text:style-name="P58"><text:span text:style-name="T130"><text:s text:c="8"/>}</text:span></text:p>
      <text:p text:style-name="P58"><text:span text:style-name="T130"><text:s text:c="8"/>/* sub.div */</text:span></text:p>
      <text:p text:style-name="P58"><text:span text:style-name="T130"><text:s text:c="8"/>.main11 {</text:span></text:p>
      <text:p text:style-name="P58"><text:span text:style-name="T130"><text:s text:c="12"/>height: 300px;</text:span></text:p>
      <text:p text:style-name="P58"><text:span text:style-name="T130"><text:s text:c="12"/>width: 33%;</text:span></text:p>
      <text:p text:style-name="P58"><text:span text:style-name="T130"><text:s text:c="12"/>margin-top: 10px;</text:span></text:p>
      <text:p text:style-name="P58"><text:span text:style-name="T130"><text:s text:c="12"/>margin-right: 20px;</text:span></text:p>
      <text:p text:style-name="P58"><text:span text:style-name="T130"><text:s text:c="8"/>}</text:span></text:p>
      <text:p text:style-name="P58"><text:span text:style-name="T130"/></text:p>
      <text:p text:style-name="P58"><text:span text:style-name="T130"><text:s text:c="8"/>.main111 {</text:span></text:p>
      <text:p text:style-name="P58"><text:span text:style-name="T130"><text:s text:c="12"/>height: 200px;</text:span></text:p>
      <text:p text:style-name="P58"><text:span text:style-name="T130"><text:s text:c="12"/>width: 100%;</text:span></text:p>
      <text:p text:style-name="P58"><text:span text:style-name="T130"><text:s text:c="12"/>background-color: darkslategrey;</text:span></text:p>
      <text:p text:style-name="P58"><text:span text:style-name="T130"><text:s text:c="8"/>}</text:span></text:p>
      <text:p text:style-name="P58"><text:span text:style-name="T130"/></text:p>
      <text:p text:style-name="P58"><text:span text:style-name="T130"><text:s text:c="8"/>.main112 {</text:span></text:p>
      <text:p text:style-name="P58"><text:span text:style-name="T130"><text:s text:c="12"/>height: 100px;</text:span></text:p>
      <text:p text:style-name="P58"><text:span text:style-name="T130"><text:s text:c="12"/>width: 100;</text:span></text:p>
      <text:p text:style-name="P58"><text:span text:style-name="T130"><text:s text:c="12"/>background-color: white;</text:span></text:p>
      <text:p text:style-name="P58"><text:span text:style-name="T130"><text:s text:c="12"/>word-spacing: 7px;</text:span></text:p>
      <text:p text:style-name="P58"><text:span text:style-name="T130"><text:s text:c="8"/>}</text:span></text:p>
      <text:p text:style-name="P58"><text:span text:style-name="T130"/></text:p>
      <text:p text:style-name="P58"><text:span text:style-name="T130"><text:s text:c="8"/>li {</text:span></text:p>
      <text:p text:style-name="P58"><text:span text:style-name="T130"><text:s text:c="12"/>list-style: none;</text:span></text:p>
      <text:p text:style-name="P58"><text:span text:style-name="T130"><text:s text:c="12"/>text-align: center;</text:span></text:p>
      <text:p text:style-name="P58"><text:span text:style-name="T130"><text:s text:c="12"/>color: white;</text:span></text:p>
      <text:p text:style-name="P58"><text:span text:style-name="T130"><text:s text:c="12"/>font-size: 30px;</text:span></text:p>
      <text:p text:style-name="P58"><text:span text:style-name="T130"><text:s text:c="12"/>padding-top: 70px;</text:span></text:p>
      <text:p text:style-name="P58"><text:span text:style-name="T130"><text:s text:c="8"/>}</text:span></text:p>
      <text:p text:style-name="P58"><text:span text:style-name="T130"/></text:p>
      <text:p text:style-name="P58"><text:span text:style-name="T130"><text:s text:c="8"/>.one {</text:span></text:p>
      <text:p text:style-name="P58"><text:span text:style-name="T130"><text:s text:c="12"/>list-style: none;</text:span></text:p>
      <text:p text:style-name="P58"><text:span text:style-name="T130"><text:s text:c="12"/>color: black;</text:span></text:p>
      <text:p text:style-name="P58"><text:span text:style-name="T130"><text:s text:c="12"/>font-size: large;</text:span></text:p>
      <text:p text:style-name="P58"><text:span text:style-name="T130"><text:s text:c="12"/>text-align: center;</text:span></text:p>
      <text:p text:style-name="P58"><text:span text:style-name="T130"><text:s text:c="8"/>}</text:span></text:p>
      <text:p text:style-name="P58"><text:span text:style-name="T130"><text:s text:c="8"/>/* button<text:s text:c="2"/>*/</text:span></text:p>
      <text:p text:style-name="P58"><text:span text:style-name="T130"><text:s text:c="8"/>button {</text:span></text:p>
      <text:p text:style-name="P58"><text:span text:style-name="T130"><text:s text:c="12"/>padding: 5px;</text:span></text:p>
      <text:p text:style-name="P58"><text:span text:style-name="T130"><text:s text:c="12"/>margin: 0 -11px 0 0;</text:span></text:p>
      <text:p text:style-name="P58"><text:span text:style-name="T130"><text:s text:c="8"/>}</text:span></text:p>
      <text:p text:style-name="P58"><text:span text:style-name="T130"><text:s text:c="4"/>&lt;/style&gt;</text:span></text:p>
      <text:p text:style-name="P58"><text:span text:style-name="T130">&lt;/head&gt;</text:span></text:p>
      <text:p text:style-name="P58"><text:span text:style-name="T130"/></text:p>
      <text:p text:style-name="P58"><text:span text:style-name="T130">&lt;body&gt;</text:span></text:p>
      <text:p text:style-name="P58"><text:span text:style-name="T130"><text:s text:c="4"/>&lt;!-- main division --&gt;</text:span></text:p>
      <text:p text:style-name="P58"><text:span text:style-name="T130"><text:s text:c="4"/>&lt;section class="body"&gt;</text:span></text:p>
      <text:p text:style-name="P58"><text:span text:style-name="T130"><text:s text:c="8"/>&lt;section class="main"&gt;</text:span></text:p>
      <text:p text:style-name="P58"><text:span text:style-name="T130"><text:s text:c="12"/>&lt;!-- division 1 --&gt;</text:span></text:p>
      <text:p text:style-name="P58"><text:span text:style-name="T130"><text:s text:c="12"/>&lt;div class="main1"&gt;</text:span></text:p>
      <text:p text:style-name="P58"><text:span text:style-name="T130"><text:s text:c="16"/>&lt;!-- sub.div 1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 style="margin-left: 10px;"&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6"/>&lt;!-- sub.div 2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6"/>&lt;!-- sub.div 3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2"/>&lt;/div&gt;</text:span></text:p>
      <text:p text:style-name="P58"><text:span text:style-name="T130"><text:s text:c="12"/>&lt;!-- division 2 --&gt;</text:span></text:p>
      <text:p text:style-name="P58"><text:span text:style-name="T130"><text:s text:c="12"/>&lt;div class="main2"&gt;</text:span></text:p>
      <text:p text:style-name="P58"><text:span text:style-name="T130"><text:s text:c="16"/>&lt;!-- sub.div 4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6"/>&lt;!-- sub. div 5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6"/>&lt;!-- sub.div 6 --&gt;</text:span></text:p>
      <text:p text:style-name="P58"><text:span text:style-name="T130"><text:s text:c="16"/>&lt;div class="main11"&gt;</text:span></text:p>
      <text:p text:style-name="P58"><text:span text:style-name="T130"><text:s text:c="20"/>&lt;div class="main111"&gt;</text:span></text:p>
      <text:p text:style-name="P58"><text:span text:style-name="T130"><text:s text:c="24"/>&lt;li&gt;Thumbnail&lt;/li&gt;</text:span></text:p>
      <text:p text:style-name="P58"><text:span text:style-name="T130"><text:s text:c="20"/>&lt;/div&gt;</text:span></text:p>
      <text:p text:style-name="P58"><text:span text:style-name="T130"><text:s text:c="20"/>&lt;div class="main112"&gt;</text:span></text:p>
      <text:p text:style-name="P58"><text:span text:style-name="T130"><text:s text:c="24"/>&lt;p class="one"&gt;This is a wider car with supporting text below as a natural lead into additional</text:span></text:p>
      <text:p text:style-name="P58"><text:span text:style-name="T130"><text:s text:c="28"/>contant. This content is a little bit longer &lt;/p&gt;</text:span></text:p>
      <text:p text:style-name="P58"><text:span text:style-name="T130"><text:s text:c="24"/>&lt;button&gt;View&lt;/button&gt;</text:span></text:p>
      <text:p text:style-name="P58"><text:span text:style-name="T130"><text:s text:c="24"/>&lt;button&gt;Edit&lt;/button&gt;</text:span></text:p>
      <text:p text:style-name="P58"><text:span text:style-name="T130"><text:s text:c="20"/>&lt;/div&gt;</text:span></text:p>
      <text:p text:style-name="P58"><text:span text:style-name="T130"><text:s text:c="16"/>&lt;/div&gt;</text:span></text:p>
      <text:p text:style-name="P58"><text:span text:style-name="T130"><text:s text:c="12"/>&lt;/div&gt;</text:span></text:p>
      <text:p text:style-name="P58"><text:span text:style-name="T130"><text:s text:c="8"/>&lt;/section&gt;</text:span></text:p>
      <text:p text:style-name="P58"><text:span text:style-name="T130"><text:s text:c="4"/>&lt;/section&gt;</text:span></text:p>
      <text:p text:style-name="P58"><text:span text:style-name="T130">&lt;/body&gt;</text:span></text:p>
      <text:p text:style-name="P58"><text:span text:style-name="T130"/></text:p>
      <text:p text:style-name="P58"><text:span text:style-name="T130">&lt;/html&gt;</text:span></text:p>
      <text:p text:style-name="P59"><text:span text:style-name="T130"/></text:p>
      <text:p text:style-name="P59"><text:span text:style-name="T130"><text:tab/></text:span></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p>
      <text:p text:style-name="P59"><text:span text:style-name="T130"><text:tab/></text:span></text:p>
      <text:p text:style-name="P59"><text:span text:style-name="T130"><text:tab/></text:span></text:p>
      <text:p text:style-name="P59"><text:span text:style-name="T130"/></text:p>
      <text:p text:style-name="P59"><text:span text:style-name="T130"/></text:p>
      <text:p text:style-name="P59"><text:span text:style-name="T130"><text:tab/></text:span><text:span text:style-name="T1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